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7242"/>
    </style:style>
    <style:style style:name="P2" style:family="paragraph" style:parent-style-name="Text_20_body">
      <style:text-properties fo:language="en" fo:country="GB" officeooo:paragraph-rsid="000a1957"/>
    </style:style>
    <style:style style:name="P3" style:family="paragraph" style:parent-style-name="Text_20_body">
      <style:text-properties officeooo:rsid="000a1957" officeooo:paragraph-rsid="000a1957"/>
    </style:style>
    <style:style style:name="P4" style:family="paragraph" style:parent-style-name="Text_20_body">
      <style:text-properties officeooo:paragraph-rsid="000a1957"/>
    </style:style>
    <style:style style:name="T1" style:family="text">
      <style:text-properties officeooo:rsid="000a1957"/>
    </style:style>
    <style:style style:name="T2" style:family="text">
      <style:text-properties fo:language="en" fo:country="GB"/>
    </style:style>
    <style:style style:name="T3" style:family="text">
      <style:text-properties fo:language="en" fo:country="GB" officeooo:rsid="000a1957"/>
    </style:style>
    <style:style style:name="T4" style:family="text">
      <style:text-properties fo:language="en" fo:country="GB" officeooo:rsid="000d5482"/>
    </style:style>
    <style:style style:name="T5" style:family="text">
      <style:text-properties fo:language="en" fo:country="GB" officeooo:rsid="000b7242"/>
    </style:style>
    <style:style style:name="T6" style:family="text">
      <style:text-properties fo:language="en" fo:country="GB" officeooo:rsid="000eac5a"/>
    </style:style>
    <style:style style:name="T7" style:family="text">
      <style:text-properties officeooo:rsid="000b7242"/>
    </style:style>
    <style:style style:name="T8" style:family="text">
      <style:text-properties officeooo:rsid="000d5482"/>
    </style:style>
    <style:style style:name="T9" style:family="text">
      <style:text-properties officeooo:rsid="000eac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4"><text:span text:style-name="T3">Welcome to E</text:span><text:span text:style-name="T4">RCO</text:span><text:span text:style-name="T3">. This harsh world is divided into two. One part covered in darkness where nothing can be seen, but behold because the darkness is your friend. During the day monster</text:span><text:span text:style-name="T5">s</text:span><text:span text:style-name="T3"> roam the fields, so you can only move at night.</text:span></text:p>
      <text:p text:style-name="P2"><text:span text:style-name="T1">You and your friend have been stranded in this world and have to go on a trip for a better place. Use the night to travel from your start (yellow) and reach the path to the next land (red).</text:span></text:p>
      <text:p text:style-name="Text_20_body"><text:span text:style-name="T2">Use your time wisely to plan your </text:span><text:span text:style-name="T3">nightly trips</text:span><text:span text:style-name="T2"> ahead.</text:span></text:p>
      <text:p text:style-name="Text_20_body"><text:span text:style-name="T2"/></text:p>
      <text:p text:style-name="P3"><text:span text:style-name="T2">Controls</text:span></text:p>
      <text:p text:style-name="P1"><text:span text:style-name="T5">Use the a</text:span><text:span text:style-name="T6">rrows</text:span><text:span text:style-name="T5"> to move (Or W,A,S,D or the arrow keys on a given keyboard). In the options the o</text:span><text:span text:style-name="T6">verlay arrows</text:span><text:span text:style-name="T5"> can be swapped to the left side or hidden completely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03T22:32:15.513000000</meta:creation-date>
    <dc:date>2022-10-03T23:06:20.052000000</dc:date>
    <meta:editing-duration>PT23M53S</meta:editing-duration>
    <meta:editing-cycles>3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5" meta:word-count="123" meta:character-count="644" meta:non-whitespace-character-count="525"/>
  </office:meta>
</office:document-meta>
</file>